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link will eventually open the worldwide skyvector IFR site in any browser provided 8080 is open</text:p>
      <text:p text:style-name="Standard"/>
      <text:p text:style-name="Standard">Need to adjust the map browser code to use the skyvector url instead</text:p>
      <text:p text:style-name="Standard"/>
      <text:p text:style-name="Standard">code map browser in menubar.xml is <text:s/>:</text:p>
      <text:p text:style-name="Standard"/>
      <text:p text:style-name="Standard">&lt;item&gt;</text:p>
      <text:p text:style-name="Standard"><text:tab/><text:tab/><text:tab/>&lt;name&gt;map-browser&lt;/name&gt;</text:p>
      <text:p text:style-name="Standard"><text:tab/><text:tab/><text:tab/>&lt;binding&gt;</text:p>
      <text:p text:style-name="Standard"><text:tab/><text:tab/><text:tab/><text:tab/>&lt;command&gt;nasal&lt;/command&gt;</text:p>
      <text:p text:style-name="Standard"><text:s text:c="32"/>&lt;script&gt;</text:p>
      <text:p text:style-name="Standard"><text:s text:c="34"/>var n = props.globals.getNode("/sim/http/running");</text:p>
      <text:p text:style-name="Standard"><text:s text:c="34"/>if( props.globals.getNode("/").getValue("sim/http/running",0) != 1 ) {</text:p>
      <text:p text:style-name="Standard"><text:s text:c="36"/>gui.popupTip("Internal webserver not running. Restart FlightGear with -httpd=8080", 5.0);</text:p>
      <text:p text:style-name="Standard"><text:s text:c="34"/>} else {</text:p>
      <text:p text:style-name="Standard"><text:s text:c="36"/>var _url = "http://localhost:" ~ getprop("/sim/http/options/listening-port") ~ "#Map";</text:p>
      <text:p text:style-name="Standard"><text:s text:c="36"/>fgcommand("open-browser", props.Node.new({ "url": _url }));</text:p>
      <text:p text:style-name="Standard"><text:s text:c="34"/>}</text:p>
      <text:p text:style-name="Standard"><text:s text:c="32"/>&lt;/script&gt;</text:p>
      <text:p text:style-name="Standard"><text:tab/><text:tab/><text:tab/>&lt;/binding&gt;</text:p>
      <text:p text:style-name="Standard"><text:tab/><text:tab/>&lt;/item&gt;</text:p>
      <text:p text:style-name="Standard"/>
      <text:p text:style-name="Standard"/>
      <text:p text:style-name="Standard"/>
      <text:p text:style-name="Standard">SkyVector url is</text:p>
      <text:p text:style-name="Standard"/>
      <text:p text:style-name="Standard"><text:a xlink:type="simple" xlink:href="https://skyvector.com/?ll=47.458055556,8.548055556&amp;chart=302&amp;zoom=3" text:style-name="Internet_20_link" text:visited-style-name="Visited_20_Internet_20_Link">https://skyvector.com/?ll=47.458055556,8.548055556&amp;chart=302&amp;zoom=3</text:a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erhard Kick</meta:initial-creator>
    <meta:creation-date>2017-08-23T16:14:32.62</meta:creation-date>
    <meta:document-statistic meta:table-count="0" meta:image-count="0" meta:object-count="0" meta:page-count="1" meta:paragraph-count="20" meta:word-count="85" meta:character-count="1072"/>
    <dc:date>2017-08-23T16:20:19.37</dc:date>
    <dc:creator>Gerhard Kick</dc:creator>
    <meta:editing-duration>PT5M47S</meta:editing-duration>
    <meta:editing-cycles>1</meta:editing-cycles>
    <meta:generator>OpenOffice/4.1.3$Win32 OpenOffice.org_project/413m1$Build-9783</meta:generator>
  </office:meta>
</office:document-meta>
</file>